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Table1" style:family="table">
      <style:table-properties style:width="6.2986in" table:align="margins"/>
    </style:style>
    <style:style style:name="Table1.A" style:family="table-column">
      <style:table-column-properties style:column-width="6.2986in" style:rel-column-width="65535*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7c022f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7c022f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7b1f97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7c022f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7c022f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ext_20_body" style:list-style-name="L1">
      <style:paragraph-properties fo:margin-top="0.0398in" fo:margin-bottom="0.0398in" loext:contextual-spacing="false" fo:line-height="100%" fo:text-align="justify" style:justify-single-word="false" style:writing-mode="lr-tb"/>
      <style:text-properties officeooo:paragraph-rsid="007b1f97"/>
    </style:style>
    <style:style style:name="P10" style:family="paragraph" style:parent-style-name="Text_20_body">
      <style:paragraph-properties fo:margin-top="0.0398in" fo:margin-bottom="0.0398in" loext:contextual-spacing="false" fo:line-height="115%" fo:text-align="justify" style:justify-single-word="false" style:writing-mode="lr-tb"/>
      <style:text-properties officeooo:paragraph-rsid="00677a7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987d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1f97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7c022f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officeooo:rsid="007b5bc6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officeooo:rsid="007b1f9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5">5</text:span><text:span text:style-name="T4">.</text:span><text:span text:style-name="T1"> </text:span><text:span text:style-name="T5">Limpiemos imágenes</text:span></text:p>
      <text:p text:style-name="P10"><text:span text:style-name="T8">En este pro</text:span><text:span text:style-name="T9">yecto utilizamos una forma de representar muchos colores usando bolitas de 3 colores. La representación admite entre 0 y 4 bolitas de cada uno de los colores Rojo, Verde y Azul. Pero resulta que una de estas imágenes “se manchó con ceniza”, lo cual quiere decir<text:line-break/>que algunas celdas tienen bolitas negras que hacen que la imagen no se vea bien.<text:line-break/>Completá el programa para que cumpla el propósito de eliminar las bolitas negras de todas las celdas, para que la imagen vuelva a ser una imagen correctamente<text:line-break/>codificada.<text:line-break/>La estrategia de solución que ya está empezada en el procedimiento LimpiarLaImagen es la de hacer un recorrido sobre las celdas del tablero. Tu trabajo consiste en completar ese recorrido, y ta</text:span><text:span text:style-name="T6">mbién completar los procedimientos y funciones que representan las subtareas para las partes del mismo: </text:span></text:p>
      <text:list xml:id="list1913066025" text:style-name="L1">
        <text:list-item>
          <text:p text:style-name="P9"><text:span text:style-name="T6">el procedimiento </text:span><text:span text:style-name="T14">ComenzarElRecorrido </text:span><text:span text:style-name="T6">para posicionarse al principio de la imagen y no olvidarte ninguna celda, </text:span></text:p>
        </text:list-item>
        <text:list-item>
          <text:p text:style-name="P9"><text:span text:style-name="T6">la función </text:span><text:span text:style-name="T14">esLa</text:span><text:span text:style-name="T15">Ú</text:span><text:span text:style-name="T14">ltimaCelda</text:span><text:span text:style-name="T16"> </text:span><text:span text:style-name="T6">para indicar el fin del recorrido,</text:span></text:p>
        </text:list-item>
        <text:list-item>
          <text:p text:style-name="P9"><text:span text:style-name="T6">el procedimiento </text:span><text:span text:style-name="T14">EliminarCenizaDeLaCeldaActual</text:span><text:span text:style-name="T16"> </text:span><text:span text:style-name="T6">para procesar cada celda, </text:span><text:span text:style-name="T7">y</text:span></text:p>
        </text:list-item>
        <text:list-item>
          <text:p text:style-name="P9"><text:span text:style-name="T7">e</text:span><text:span text:style-name="T6">l procedimiento </text:span><text:span text:style-name="T14">PasarALaSiguienteCelda</text:span><text:span text:style-name="T16"> </text:span><text:span text:style-name="T7">que ya</text:span><text:span text:style-name="T6"> te lo damos hecho. </text:span></text:p>
        </text:list-item>
      </text:list>
      <text:p text:style-name="P5">Te mostramos un tablero inicial posible, y su correspondiente tablero final.</text:p>
      <text:p text:style-name="P2"><text:span text:style-name="T16"><draw:frame draw:style-name="fr1" draw:name="Image1" text:anchor-type="as-char" svg:width="1.778in" svg:height="1.7362in" draw:z-index="0"><draw:image xlink:href="https://lh6.googleusercontent.com/kVqlNiVO3kt2dqgVUryk0GnoOoGV2vB_4VIQuAFk0LSOo4fdJqtn-j1wup9Yg-eSweXTn5G94Bu4zulRAGyGMTAuaCaMZ6yfwSTnMdOInxCjFLH2lfKeLWrTBYkvwRtVsTg0sdpY" xlink:type="simple" xlink:show="embed" xlink:actuate="onLoad" loext:mime-type="image/png"/></draw:frame></text:span><text:span text:style-name="T16"><text:s text:c="17"/></text:span><text:span text:style-name="T16"><draw:frame draw:style-name="fr1" draw:name="Image2" text:anchor-type="as-char" svg:width="1.778in" svg:height="1.7362in" draw:z-index="1"><draw:image xlink:href="https://lh4.googleusercontent.com/R2y3_2Ft3R0xYo0zeBXdgnFv8onW9lJvRVJ-F--oUw7Ggsf3IEVFV3_QWSOiVri8FESXs82243InXtorBf-8DEPKZSpITHs7ozv4a2QFi8e0O5Y8mlyrU94fZV1mRz5Zz7q-jqV0" xlink:type="simple" xlink:show="embed" xlink:actuate="onLoad" loext:mime-type="image/png"/></draw:frame></text:span></text:p>
      <text:p text:style-name="P8">Imagen manchada <text:s text:c="31"/>Imagen limpia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0">Pastilla: </text:span><text:span text:style-name="T12">RGB</text:span></text:p>
            <text:p text:style-name="P4">La codificación de colores usando Rojo, Verde y Azul se conoce como codificación RGB (por los nombres de los colores en inglés, Red, Green, Blue). Usualmente, esa codificación usa 3 números entre 0 y 255: 256 posibilidades, representables con 8 bits por color, 24 bits en total. Acá, en cambio, utilizamos números entre 0 y 4, obteniendo en total 5 posibilidades por color.</text:p>
          </table:table-cell>
        </table:table-row>
      </table:table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0">Pastilla: </text:span><text:span text:style-name="T12">Recorrido por celdas</text:span></text:p>
            <text:p text:style-name="P4">Cuando tenemos que recorrer todas las celdas del tablero, y lo hacemos con una única repetición condicional como en este programa, decimos que es un "recorrido del tablero por celdas". Antes habíamos visto otras formas de recorrer: por ejemplo, en los proyectos donde aparece el Beto, los recorridos son "por fila", ya que se hace una repetición por cada fila. ¿Cómo será un "recorrido por columnas"?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0:54:57.435000000</dc:date>
    <meta:editing-duration>PT5H34M55S</meta:editing-duration>
    <meta:editing-cycles>95</meta:editing-cycles>
    <meta:generator>LibreOffice/6.1.0.3$Windows_X86_64 LibreOffice_project/efb621ed25068d70781dc026f7e9c5187a4decd1</meta:generator>
    <meta:document-statistic meta:table-count="2" meta:image-count="2" meta:object-count="0" meta:page-count="1" meta:paragraph-count="13" meta:word-count="336" meta:character-count="2137" meta:non-whitespace-character-count="1766"/>
  </office:meta>
</office:document-meta>
</file>